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19d5" officeooo:paragraph-rsid="000019d5"/>
    </style:style>
    <style:style style:name="P2" style:family="paragraph" style:parent-style-name="Standard">
      <style:paragraph-properties fo:text-align="center" style:justify-single-word="false"/>
      <style:text-properties officeooo:rsid="000019d5" officeooo:paragraph-rsid="000019d5"/>
    </style:style>
    <style:style style:name="P3" style:family="paragraph" style:parent-style-name="Standard">
      <style:text-properties officeooo:paragraph-rsid="000019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__DdeLink__5_244928862"/></text:p>
      <text:p text:style-name="P2"/>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text:soft-page-break/>quietly to and fro in the night's breeze. Could this be the haven he'd prayed for? Slowly he slid toward the door, pressing himself more and more into the wall, into the dark, away from his enemy. Would this door save his hide? <text:s/>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text:bookmark-start text:name="__DdeLink__7_244928862"/><text:soft-page-break/>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text:bookmark-end text:name="__DdeLink__7_244928862"/> <text:soft-page-break/>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
      <text:p text:style-name="P1">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 No. Enter OCRUSREX.</text:p>
      <text:p text:style-name="P3"><text:bookmark-end text:name="__DdeLink__5_2449288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6T18:39:59.612855693</meta:creation-date>
    <dc:date>2020-03-27T00:41:06.518670209</dc:date>
    <meta:editing-duration>PT1H40M39S</meta:editing-duration>
    <meta:editing-cycles>2</meta:editing-cycles>
    <meta:generator>LibreOffice/6.1.5.2$Linux_X86_64 LibreOffice_project/10$Build-2</meta:generator>
    <meta:print-date>2020-03-26T18:42:12.121390314</meta:print-date>
    <meta:document-statistic meta:table-count="0" meta:image-count="0" meta:object-count="0" meta:page-count="4" meta:paragraph-count="11" meta:word-count="3234" meta:character-count="17161" meta:non-whitespace-character-count="13937"/>
  </office:meta>
</office:document-meta>
</file>